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018cm" table:align="left" style:writing-mode="lr-tb"/>
    </style:style>
    <style:style style:name="Table48.A" style:family="table-column">
      <style:table-column-properties style:column-width="3.357cm"/>
    </style:style>
    <style:style style:name="Table48.B" style:family="table-column">
      <style:table-column-properties style:column-width="3.547cm"/>
    </style:style>
    <style:style style:name="Table48.D" style:family="table-column">
      <style:table-column-properties style:column-width="3.567cm"/>
    </style:style>
    <style:style style:name="Table48.1" style:family="table-row">
      <style:table-row-properties style:min-row-height="0.803cm" style:keep-together="true" fo:keep-together="auto"/>
    </style:style>
    <style:style style:name="Table48.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48.D1" style:family="table-cell">
      <style:table-cell-properties style:vertical-align="top" fo:padding-left="0.191cm" fo:padding-right="0.191cm" fo:padding-top="0cm" fo:padding-bottom="0cm" fo:border="0.002cm solid #000000" style:writing-mode="lr-tb"/>
    </style:style>
    <style:style style:name="Table48.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8.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48.3" style:family="table-row">
      <style:table-row-properties style:min-row-height="0.827cm" style:keep-together="true" fo:keep-together="auto"/>
    </style:style>
    <style:style style:name="Table49" style:family="table">
      <style:table-properties style:width="14.871cm" table:align="left" style:writing-mode="lr-tb"/>
    </style:style>
    <style:style style:name="Table49.A" style:family="table-column">
      <style:table-column-properties style:column-width="6.904cm"/>
    </style:style>
    <style:style style:name="Table49.B" style:family="table-column">
      <style:table-column-properties style:column-width="7.967cm"/>
    </style:style>
    <style:style style:name="Table49.1" style:family="table-row">
      <style:table-row-properties style:min-row-height="0.965cm" style:keep-together="true" fo:keep-together="auto"/>
    </style:style>
    <style:style style:name="Table4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49.B1" style:family="table-cell">
      <style:table-cell-properties style:vertical-align="top" fo:background-color="#e0e0e0" fo:padding-left="0.191cm" fo:padding-right="0.191cm" fo:padding-top="0cm" fo:padding-bottom="0cm" fo:border="0.002cm solid #000000" style:writing-mode="lr-tb">
        <style:background-image/>
      </style:table-cell-properties>
    </style:style>
    <style:style style:name="Table50" style:family="table">
      <style:table-properties style:width="14.018cm" table:align="left" style:writing-mode="lr-tb"/>
    </style:style>
    <style:style style:name="Table50.A" style:family="table-column">
      <style:table-column-properties style:column-width="3.357cm"/>
    </style:style>
    <style:style style:name="Table50.B" style:family="table-column">
      <style:table-column-properties style:column-width="3.547cm"/>
    </style:style>
    <style:style style:name="Table50.D" style:family="table-column">
      <style:table-column-properties style:column-width="3.567cm"/>
    </style:style>
    <style:style style:name="Table50.1" style:family="table-row">
      <style:table-row-properties style:min-row-height="0.803cm" style:keep-together="true" fo:keep-together="auto"/>
    </style:style>
    <style:style style:name="Table5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50.D1" style:family="table-cell">
      <style:table-cell-properties style:vertical-align="top" fo:padding-left="0.191cm" fo:padding-right="0.191cm" fo:padding-top="0cm" fo:padding-bottom="0cm" fo:border="0.002cm solid #000000" style:writing-mode="lr-tb"/>
    </style:style>
    <style:style style:name="Table5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0.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0.3" style:family="table-row">
      <style:table-row-properties style:min-row-height="0.827cm" style:keep-together="true" fo:keep-together="auto"/>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style:language-asian="en" style:country-asian="AU"/>
    </style:style>
    <style:style style:name="P5" style:family="paragraph" style:parent-style-name="p">
      <style:paragraph-properties style:snap-to-layout-grid="false"/>
      <style:text-properties style:language-asian="en" style:country-asian="AU"/>
    </style:style>
    <style:style style:name="P6" style:family="paragraph" style:parent-style-name="p">
      <style:paragraph-properties style:snap-to-layout-grid="false"/>
    </style:style>
    <style:style style:name="P7" style:family="paragraph" style:parent-style-name="h1">
      <style:text-properties style:language-asian="en" style:country-asian="AU"/>
    </style:style>
    <style:style style:name="P8" style:family="paragraph" style:parent-style-name="p-center">
      <style:text-properties style:language-asian="en" style:country-asian="AU"/>
    </style:style>
    <style:style style:name="P9" style:family="paragraph" style:parent-style-name="p-right">
      <style:text-properties style:language-asian="en" style:country-asian="AU"/>
    </style:style>
    <style:style style:name="P10" style:family="paragraph" style:parent-style-name="h2">
      <style:text-properties style:language-asian="en" style:country-asian="AU"/>
    </style:style>
    <style:style style:name="P11" style:family="paragraph" style:parent-style-name="h3">
      <style:text-properties style:language-asian="en" style:country-asian="AU"/>
    </style:style>
    <style:style style:name="P12" style:family="paragraph" style:parent-style-name="h4">
      <style:text-properties style:language-asian="en" style:country-asian="AU"/>
    </style:style>
    <style:style style:name="P13" style:family="paragraph" style:parent-style-name="h5">
      <style:text-properties style:language-asian="en" style:country-asian="AU"/>
    </style:style>
    <style:style style:name="P14" style:family="paragraph" style:parent-style-name="h2n">
      <style:text-properties style:language-asian="en" style:country-asian="AU"/>
    </style:style>
    <style:style style:name="P15" style:family="paragraph" style:parent-style-name="h3n">
      <style:text-properties style:language-asian="en" style:country-asian="AU"/>
    </style:style>
    <style:style style:name="P16" style:family="paragraph" style:parent-style-name="h4n">
      <style:text-properties style:language-asian="en" style:country-asian="AU"/>
    </style:style>
    <style:style style:name="P17" style:family="paragraph" style:parent-style-name="h5n">
      <style:text-properties style:language-asian="en" style:country-asian="AU"/>
    </style:style>
    <style:style style:name="P18" style:family="paragraph" style:parent-style-name="li1b">
      <style:paragraph-properties fo:margin-left="0cm" fo:margin-right="0cm" fo:text-indent="0cm" style:auto-text-indent="false"/>
      <style:text-properties style:language-asian="en" style:country-asian="AU"/>
    </style:style>
    <style:style style:name="P19" style:family="paragraph" style:parent-style-name="li2b">
      <style:paragraph-properties fo:margin-left="0cm" fo:margin-right="0cm" fo:text-indent="0cm" style:auto-text-indent="false"/>
      <style:text-properties style:language-asian="en" style:country-asian="AU"/>
    </style:style>
    <style:style style:name="P20" style:family="paragraph" style:parent-style-name="li3b">
      <style:paragraph-properties fo:margin-left="0cm" fo:margin-right="0cm" fo:text-indent="0cm" style:auto-text-indent="false"/>
      <style:text-properties style:language-asian="en" style:country-asian="AU"/>
    </style:style>
    <style:style style:name="P21" style:family="paragraph" style:parent-style-name="li4b">
      <style:paragraph-properties fo:margin-left="0cm" fo:margin-right="0cm" fo:text-indent="0cm" style:auto-text-indent="false"/>
      <style:text-properties style:language-asian="en" style:country-asian="AU"/>
    </style:style>
    <style:style style:name="P22" style:family="paragraph" style:parent-style-name="li5b">
      <style:paragraph-properties fo:margin-left="0cm" fo:margin-right="0cm" fo:text-indent="0cm" style:auto-text-indent="false"/>
      <style:text-properties style:language-asian="en" style:country-asian="AU"/>
    </style:style>
    <style:style style:name="P23" style:family="paragraph" style:parent-style-name="li1n">
      <style:paragraph-properties fo:margin-left="0cm" fo:margin-right="0cm" fo:text-indent="0cm" style:auto-text-indent="false"/>
      <style:text-properties style:language-asian="en" style:country-asian="AU"/>
    </style:style>
    <style:style style:name="P24" style:family="paragraph" style:parent-style-name="li2n">
      <style:paragraph-properties fo:margin-left="0cm" fo:margin-right="0cm" fo:text-indent="0cm" style:auto-text-indent="false"/>
      <style:text-properties style:language-asian="en" style:country-asian="AU"/>
    </style:style>
    <style:style style:name="P25" style:family="paragraph" style:parent-style-name="li3n">
      <style:paragraph-properties fo:margin-left="0cm" fo:margin-right="0cm" fo:text-indent="0cm" style:auto-text-indent="false"/>
      <style:text-properties style:language-asian="en" style:country-asian="AU"/>
    </style:style>
    <style:style style:name="P26" style:family="paragraph" style:parent-style-name="li4n">
      <style:paragraph-properties fo:margin-left="0cm" fo:margin-right="0cm" fo:text-indent="0cm" style:auto-text-indent="false"/>
      <style:text-properties style:language-asian="en" style:country-asian="AU"/>
    </style:style>
    <style:style style:name="P27" style:family="paragraph" style:parent-style-name="li5n">
      <style:paragraph-properties fo:margin-left="0cm" fo:margin-right="0cm" fo:text-indent="0cm" style:auto-text-indent="false"/>
      <style:text-properties style:language-asian="en" style:country-asian="AU"/>
    </style:style>
    <style:style style:name="P28" style:family="paragraph" style:parent-style-name="li1a">
      <style:paragraph-properties fo:margin-left="0cm" fo:margin-right="0cm" fo:text-indent="0cm" style:auto-text-indent="false"/>
      <style:text-properties style:language-asian="en" style:country-asian="AU"/>
    </style:style>
    <style:style style:name="P29" style:family="paragraph" style:parent-style-name="li2a">
      <style:paragraph-properties fo:margin-left="0cm" fo:margin-right="0cm" fo:text-indent="0cm" style:auto-text-indent="false"/>
      <style:text-properties style:language-asian="en" style:country-asian="AU"/>
    </style:style>
    <style:style style:name="P30" style:family="paragraph" style:parent-style-name="li3a">
      <style:paragraph-properties fo:margin-left="0cm" fo:margin-right="0cm" fo:text-indent="0cm" style:auto-text-indent="false"/>
      <style:text-properties style:language-asian="en" style:country-asian="AU"/>
    </style:style>
    <style:style style:name="P31" style:family="paragraph" style:parent-style-name="li4a">
      <style:paragraph-properties fo:margin-left="0cm" fo:margin-right="0cm" fo:text-indent="0cm" style:auto-text-indent="false"/>
      <style:text-properties style:language-asian="en" style:country-asian="AU"/>
    </style:style>
    <style:style style:name="P32" style:family="paragraph" style:parent-style-name="li1A">
      <style:paragraph-properties fo:margin-left="0cm" fo:margin-right="0cm" fo:text-indent="0cm" style:auto-text-indent="false"/>
      <style:text-properties style:language-asian="en" style:country-asian="AU"/>
    </style:style>
    <style:style style:name="P33" style:family="paragraph" style:parent-style-name="li2A">
      <style:paragraph-properties fo:margin-left="0cm" fo:margin-right="0cm" fo:text-indent="0cm" style:auto-text-indent="false"/>
      <style:text-properties style:language-asian="en" style:country-asian="AU"/>
    </style:style>
    <style:style style:name="P34" style:family="paragraph" style:parent-style-name="li3A">
      <style:paragraph-properties fo:margin-left="0cm" fo:margin-right="0cm" fo:text-indent="0cm" style:auto-text-indent="false"/>
      <style:text-properties style:language-asian="en" style:country-asian="AU"/>
    </style:style>
    <style:style style:name="P35" style:family="paragraph" style:parent-style-name="li4A">
      <style:paragraph-properties fo:margin-left="0cm" fo:margin-right="0cm" fo:text-indent="0cm" style:auto-text-indent="false"/>
      <style:text-properties style:language-asian="en" style:country-asian="AU"/>
    </style:style>
    <style:style style:name="P36" style:family="paragraph" style:parent-style-name="li5A">
      <style:paragraph-properties fo:margin-left="0cm" fo:margin-right="0cm" fo:text-indent="0cm" style:auto-text-indent="false"/>
      <style:text-properties style:language-asian="en" style:country-asian="AU"/>
    </style:style>
    <style:style style:name="P37" style:family="paragraph" style:parent-style-name="li1i">
      <style:paragraph-properties fo:margin-left="0cm" fo:margin-right="0cm" fo:text-indent="0cm" style:auto-text-indent="false"/>
      <style:text-properties style:language-asian="en" style:country-asian="AU"/>
    </style:style>
    <style:style style:name="P38" style:family="paragraph" style:parent-style-name="li2i">
      <style:paragraph-properties fo:margin-left="0cm" fo:margin-right="0cm" fo:text-indent="0cm" style:auto-text-indent="false"/>
      <style:text-properties style:language-asian="en" style:country-asian="AU"/>
    </style:style>
    <style:style style:name="P39" style:family="paragraph" style:parent-style-name="li3i">
      <style:paragraph-properties fo:margin-left="0cm" fo:margin-right="0cm" fo:text-indent="0cm" style:auto-text-indent="false"/>
      <style:text-properties style:language-asian="en" style:country-asian="AU"/>
    </style:style>
    <style:style style:name="P40" style:family="paragraph" style:parent-style-name="li4i">
      <style:paragraph-properties fo:margin-left="0cm" fo:margin-right="0cm" fo:text-indent="0cm" style:auto-text-indent="false"/>
      <style:text-properties style:language-asian="en" style:country-asian="AU"/>
    </style:style>
    <style:style style:name="P41" style:family="paragraph" style:parent-style-name="li1I">
      <style:paragraph-properties fo:margin-left="0cm" fo:margin-right="0cm" fo:text-indent="0cm" style:auto-text-indent="false"/>
      <style:text-properties style:language-asian="en" style:country-asian="AU"/>
    </style:style>
    <style:style style:name="P42" style:family="paragraph" style:parent-style-name="li2I">
      <style:paragraph-properties fo:margin-left="0cm" fo:margin-right="0cm" fo:text-indent="0cm" style:auto-text-indent="false"/>
      <style:text-properties style:language-asian="en" style:country-asian="AU"/>
    </style:style>
    <style:style style:name="P43" style:family="paragraph" style:parent-style-name="li3I">
      <style:paragraph-properties fo:margin-left="0cm" fo:margin-right="0cm" fo:text-indent="0cm" style:auto-text-indent="false"/>
      <style:text-properties style:language-asian="en" style:country-asian="AU"/>
    </style:style>
    <style:style style:name="P44" style:family="paragraph" style:parent-style-name="li4I">
      <style:paragraph-properties fo:margin-left="0cm" fo:margin-right="0cm" fo:text-indent="0cm" style:auto-text-indent="false"/>
      <style:text-properties style:language-asian="en" style:country-asian="AU"/>
    </style:style>
    <style:style style:name="P45" style:family="paragraph" style:parent-style-name="li5I">
      <style:paragraph-properties fo:margin-left="0cm" fo:margin-right="0cm" fo:text-indent="0cm" style:auto-text-indent="false"/>
      <style:text-properties style:language-asian="en" style:country-asian="AU"/>
    </style:style>
    <style:style style:name="P46" style:family="paragraph" style:parent-style-name="li3b">
      <style:text-properties style:language-asian="en" style:country-asian="AU"/>
    </style:style>
    <style:style style:name="P47" style:family="paragraph" style:parent-style-name="li4b">
      <style:text-properties style:language-asian="en" style:country-asian="AU"/>
    </style:style>
    <style:style style:name="P48" style:family="paragraph" style:parent-style-name="li5b">
      <style:text-properties style:language-asian="en" style:country-asian="AU"/>
    </style:style>
    <style:style style:name="P49" style:family="paragraph" style:parent-style-name="li2n">
      <style:text-properties style:language-asian="en" style:country-asian="AU"/>
    </style:style>
    <style:style style:name="P50" style:family="paragraph" style:parent-style-name="li3n">
      <style:text-properties style:language-asian="en" style:country-asian="AU"/>
    </style:style>
    <style:style style:name="P51" style:family="paragraph" style:parent-style-name="li4n">
      <style:text-properties style:language-asian="en" style:country-asian="AU"/>
    </style:style>
    <style:style style:name="P52" style:family="paragraph" style:parent-style-name="li5n">
      <style:text-properties style:language-asian="en" style:country-asian="AU"/>
    </style:style>
    <style:style style:name="P53" style:family="paragraph" style:parent-style-name="li2a">
      <style:text-properties style:language-asian="en" style:country-asian="AU"/>
    </style:style>
    <style:style style:name="P54" style:family="paragraph" style:parent-style-name="li3a">
      <style:text-properties style:language-asian="en" style:country-asian="AU"/>
    </style:style>
    <style:style style:name="P55" style:family="paragraph" style:parent-style-name="li4a">
      <style:text-properties style:language-asian="en" style:country-asian="AU"/>
    </style:style>
    <style:style style:name="P56" style:family="paragraph" style:parent-style-name="li2A">
      <style:text-properties style:language-asian="en" style:country-asian="AU"/>
    </style:style>
    <style:style style:name="P57" style:family="paragraph" style:parent-style-name="li3A">
      <style:text-properties style:language-asian="en" style:country-asian="AU"/>
    </style:style>
    <style:style style:name="P58" style:family="paragraph" style:parent-style-name="li4A">
      <style:text-properties style:language-asian="en" style:country-asian="AU"/>
    </style:style>
    <style:style style:name="P59" style:family="paragraph" style:parent-style-name="li5A">
      <style:text-properties style:language-asian="en" style:country-asian="AU"/>
    </style:style>
    <style:style style:name="P60" style:family="paragraph" style:parent-style-name="li2i">
      <style:text-properties style:language-asian="en" style:country-asian="AU"/>
    </style:style>
    <style:style style:name="P61" style:family="paragraph" style:parent-style-name="li3i">
      <style:text-properties style:language-asian="en" style:country-asian="AU"/>
    </style:style>
    <style:style style:name="P62" style:family="paragraph" style:parent-style-name="li4i">
      <style:text-properties style:language-asian="en" style:country-asian="AU"/>
    </style:style>
    <style:style style:name="P63" style:family="paragraph" style:parent-style-name="li2I">
      <style:text-properties style:language-asian="en" style:country-asian="AU"/>
    </style:style>
    <style:style style:name="P64" style:family="paragraph" style:parent-style-name="li3I">
      <style:text-properties style:language-asian="en" style:country-asian="AU"/>
    </style:style>
    <style:style style:name="P65" style:family="paragraph" style:parent-style-name="li4I">
      <style:text-properties style:language-asian="en" style:country-asian="AU"/>
    </style:style>
    <style:style style:name="P66" style:family="paragraph" style:parent-style-name="li5I">
      <style:text-properties style:language-asian="en" style:country-asian="AU"/>
    </style:style>
    <style:style style:name="P67" style:family="paragraph" style:parent-style-name="bq2">
      <style:text-properties style:language-asian="en" style:country-asian="AU"/>
    </style:style>
    <style:style style:name="P68" style:family="paragraph" style:parent-style-name="bq3">
      <style:text-properties style:language-asian="en" style:country-asian="AU"/>
    </style:style>
    <style:style style:name="P69" style:family="paragraph" style:parent-style-name="bq5">
      <style:text-properties style:language-asian="en" style:country-asian="AU"/>
    </style:style>
    <style:style style:name="P70" style:family="paragraph" style:parent-style-name="pre5">
      <style:text-properties style:language-asian="en" style:country-asian="AU"/>
    </style:style>
    <style:style style:name="P71" style:family="paragraph" style:parent-style-name="bq1">
      <style:text-properties style:language-asian="en" style:country-asian="AU"/>
    </style:style>
    <style:style style:name="P72" style:family="paragraph" style:parent-style-name="bq1source">
      <style:text-properties style:language-asian="en" style:country-asian="AU"/>
    </style:style>
    <style:style style:name="P73" style:family="paragraph" style:parent-style-name="bq2source">
      <style:text-properties style:language-asian="en" style:country-asian="AU"/>
    </style:style>
    <style:style style:name="P74" style:family="paragraph" style:parent-style-name="bq3source">
      <style:text-properties style:language-asian="en" style:country-asian="AU"/>
    </style:style>
    <style:style style:name="P75" style:family="paragraph" style:parent-style-name="bq4source">
      <style:text-properties style:language-asian="en" style:country-asian="AU"/>
    </style:style>
    <style:style style:name="P76" style:family="paragraph" style:parent-style-name="bq5source">
      <style:text-properties style:language-asian="en" style:country-asian="AU"/>
    </style:style>
    <style:style style:name="P77" style:family="paragraph" style:parent-style-name="pre3">
      <style:text-properties style:language-asian="en" style:country-asian="AU"/>
    </style:style>
    <style:style style:name="P78" style:family="paragraph" style:parent-style-name="pre4">
      <style:text-properties style:language-asian="en" style:country-asian="AU"/>
    </style:style>
    <style:style style:name="P79" style:family="paragraph" style:parent-style-name="pre1">
      <style:text-properties style:language-asian="en" style:country-asian="AU"/>
    </style:style>
    <style:style style:name="P80"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81" style:family="paragraph" style:parent-style-name="Title" style:master-page-name="Standard"/>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itle</text:p>
      <text:p text:style-name="P4">Paragraph - consectetuer adipiscing elit. Phasellus sollicitudin, nisl at facilisis rutrum, massa ipsum rutrum ante, a posuere elit lorem a felis. Aliquam erat volutpat. Cras et nunc. Donec aliquet pharetra ipsum. </text:p>
      <text:p text:style-name="Title-chapter">Title Chapter</text:p>
      <text:p text:style-name="P4">Paragraph - consectetuer adipiscing elit. Phasellus sollicitudin, nisl at facilisis rutrum, massa ipsum rutrum ante, a posuere elit lorem a felis. Aliquam erat volutpat. Cras et nunc. Donec aliquet pharetra ipsum. </text:p>
      <text:p text:style-name="Title-book">Title Book</text:p>
      <text:p text:style-name="P4">Paragraph - consectetuer adipiscing elit. Phasellus sollicitudin, nisl at facilisis rutrum, massa ipsum rutrum ante, a posuere elit lorem a felis. Aliquam erat volutpat. Cras et nunc. Donec aliquet pharetra ipsum. </text:p>
      <text:p text:style-name="P7">Paragraphs</text:p>
      <text:p text:style-name="P4"><text:a xlink:type="simple" xlink:href="#bookmarked">bookmarks</text:a></text:p>
      <text:p text:style-name="P4">Paragraph - consectetuer adipiscing elit. Phasellus sollicitudin, nisl at facilisis rutrum, massa ipsum rutrum ante, a posuere elit lorem a felis. Aliquam erat volutpat. Cras et nunc. Donec aliquet pharetra ipsum. </text:p>
      <text:p text:style-name="P8">Center -Nam bibendum, purus eu volutpat accumsan, </text:p>
      <text:p text:style-name="P9">Right - urna quam dapibus massa,</text:p>
      <text:p text:style-name="P7">Headings</text:p>
      <text:p text:style-name="p">Nullam congue aliquam nisi. In hac habitasse platea dictumst. Praesent pellentesque congue mi. Cum sociis natoque penatibus et magnis dis parturient montes, nascetur ridiculus mus. Aliquam semper pede ut lectus. Etiam aliquam. In hac habitasse platea dictumst. Nunc volutpat neque at velit.</text:p>
      <text:p text:style-name="h1">Heading 1</text:p>
      <text:p text:style-name="P4">Aliquam erat volutpat. Morbi eget sapien ac elit imperdiet egestas. Nulla bibendum blandit lacus. Pellentesque eu est blandit dui placerat imperdiet. Phasellus viverra pede ut arcu. Proin eu velit quis odio adipiscing ullamcorper. </text:p>
      <text:p text:style-name="P10">Heading 2 </text:p>
      <text:p text:style-name="P4">Sed sapien mauris, aliquam quis, sodales sit amet, dictum et, mauris. Suspendisse vel nisi. </text:p>
      <text:p text:style-name="P4">Aliquam erat volutpat. Morbi eget sapien ac elit imperdiet egestas. Nulla bibendum blandit lacus. Pellentesque eu est blandit dui placerat imperdiet. Phasellus viverra pede ut arcu. Proin eu velit quis odio adipiscing ullamcorper. </text:p>
      <text:p text:style-name="P11">Heading 3 <text:s/></text:p>
      <text:p text:style-name="P4">Sed tincidunt ipsum sit amet mauris. Pellentesque rhoncus bibendum purus. Aliquam purus quam, congue ac, gravida vel, rhoncus vitae, mauris. </text:p>
      <text:p text:style-name="P12">Heading 4 </text:p>
      <text:p text:style-name="P4">Sed sapien mauris, aliquam quis, sodales sit amet, dictum et, mauris. Suspendisse vel nisi. </text:p>
      <text:p text:style-name="P4">Aliquam erat volutpat. Morbi eget sapien ac elit imperdiet egestas. Nulla bibendum blandit lacus. Pellentesque eu est blandit dui </text:p>
      <text:p text:style-name="P13">Heading 5. </text:p>
      <text:p text:style-name="P4">Phasellus viverra pede ut arcu. Proin eu velit quis odio adipiscing ullamcorper. Maecenas nonummy ullamcorper risus. Sed tincidunt ipsum sit amet mauris. Pellentesque rhoncus bibendum purus. Aliquam purus quam, congue ac, gravida vel, rhoncus vitae, mauris. </text:p>
      <text:h text:style-name="h1n" text:outline-level="1">Heading 1n</text:h>
      <text:p text:style-name="P4">Aliquam erat volutpat. Morbi eget sapien ac elit imperdiet egestas. Nulla bibendum blandit lacus. Pellentesque eu est blandit dui placerat imperdiet. Phasellus viverra pede ut arcu. Proin eu velit quis odio adipiscing ullamcorper. </text:p>
      <text:h text:style-name="P14" text:outline-level="2">Heading 2n </text:h>
      <text:p text:style-name="P4">Sed sapien mauris, aliquam quis, sodales sit amet, dictum et, mauris. Suspendisse vel nisi. </text:p>
      <text:p text:style-name="P4">Aliquam erat volutpat. Morbi eget sapien ac elit imperdiet egestas. Nulla bibendum blandit lacus. Pellentesque eu est blandit dui placerat imperdiet. Phasellus viverra pede ut arcu. Proin eu velit quis odio adipiscing ullamcorper. </text:p>
      <text:h text:style-name="P15" text:outline-level="3">Heading 3 <text:s/></text:h>
      <text:p text:style-name="P4">Sed tincidunt ipsum sit amet mauris. Pellentesque rhoncus bibendum purus. Aliquam purus quam, congue ac, gravida vel, rhoncus vitae, mauris. </text:p>
      <text:h text:style-name="P16" text:outline-level="4">Heading 4 n</text:h>
      <text:p text:style-name="P4">Sed sapien mauris, aliquam quis, sodales sit amet, dictum et, mauris. Suspendisse vel nisi. </text:p>
      <text:p text:style-name="P4">Aliquam erat volutpat. Morbi eget sapien ac elit imperdiet egestas. Nulla bibendum blandit lacus. Pellentesque eu est blandit dui </text:p>
      <text:h text:style-name="P17" text:outline-level="5">Heading 5. </text:h>
      <text:p text:style-name="P4">Phasellus viverra pede ut arcu. Proin eu velit quis odio adipiscing ullamcorper. Maecenas nonummy ullamcorper risus. Sed tincidunt ipsum sit amet mauris. Pellentesque rhoncus bibendum purus. Aliquam purus quam, congue ac, gravida vel, rhoncus vitae, mauris. </text:p>
      <text:p text:style-name="h1"><text:bookmark-start text:name="bookmarks"/>Bookmarks<text:bookmark-end text:name="bookmarks"/></text:p>
      <text:p text:style-name="p"><text:bookmark-start text:name="bookmarked"/>this is bookmarked<text:bookmark-end text:name="bookmarked"/></text:p>
      <text:p text:style-name="P7">Lists</text:p>
      <text:p text:style-name="P4">Nullam congue aliquam nisi. In hac habitasse platea dictumst. Praesent pellentesque congue mi. Cum sociis natoque penatibus et magnis dis parturient montes, nascetur ridiculus mus. Aliquam semper pede ut lectus. Etiam aliquam. </text:p>
      <text:p text:style-name="P10">Bulleted lists</text:p>
      <text:p text:style-name="P4">Nullam congue aliquam nisi. In hac habitasse platea dictumst. Praesent pellentesque congue mi. Cum sociis natoque penatibus et magnis dis parturient montes, nascetur ridiculus mus. Aliquam semper pede ut lectus. Etiam aliquam. </text:p>
      <text:list text:style-name="li1b">
        <text:list-item>
          <text:p text:style-name="P18">list level 1</text:p>
        </text:list-item>
        <text:list-item>
          <text:p text:style-name="P18">Fusce ipsum nunc, </text:p>
        </text:list-item>
        <text:list-item>
          <text:p text:style-name="P18">aliquet in, viverra ut, </text:p>
        </text:list-item>
        <text:list-item>
          <text:p text:style-name="P18">aliquam sollicitudin, turpis. </text:p>
        </text:list-item>
        <text:list-item>
          <text:p text:style-name="P18">Donec auctor condimentum leo. </text:p>
        </text:list-item>
      </text:list>
      <text:list text:style-name="li2b">
        <text:list-item>
          <text:list>
            <text:list-item>
              <text:p text:style-name="P19">level 2</text:p>
            </text:list-item>
            <text:list-item>
              <text:p text:style-name="P19">Fusce ipsum nunc, </text:p>
            </text:list-item>
            <text:list-item>
              <text:p text:style-name="P19">aliquet in, viverra ut, </text:p>
            </text:list-item>
            <text:list-item>
              <text:p text:style-name="P19">aliquam sollicitudin, turpis. </text:p>
            </text:list-item>
            <text:list-item>
              <text:p text:style-name="P19">Donec auctor condimentum leo. </text:p>
            </text:list-item>
          </text:list>
        </text:list-item>
      </text:list>
      <text:list text:style-name="li3b">
        <text:list-item>
          <text:list>
            <text:list-item>
              <text:list>
                <text:list-item>
                  <text:p text:style-name="P46">list level 3</text:p>
                </text:list-item>
                <text:list-item>
                  <text:p text:style-name="P20">Fusce ipsum nunc, </text:p>
                </text:list-item>
                <text:list-item>
                  <text:p text:style-name="P20">aliquet in, viverra ut, </text:p>
                </text:list-item>
                <text:list-item>
                  <text:p text:style-name="P20">aliquam sollicitudin, turpis. </text:p>
                </text:list-item>
                <text:list-item>
                  <text:p text:style-name="P20">Donec auctor condimentum leo. </text:p>
                </text:list-item>
              </text:list>
            </text:list-item>
          </text:list>
        </text:list-item>
      </text:list>
      <text:list text:style-name="li4b">
        <text:list-item>
          <text:list>
            <text:list-item>
              <text:list>
                <text:list-item>
                  <text:list>
                    <text:list-item>
                      <text:p text:style-name="P47">list level 4</text:p>
                    </text:list-item>
                    <text:list-item>
                      <text:p text:style-name="P21">Fusce ipsum nunc, </text:p>
                    </text:list-item>
                    <text:list-item>
                      <text:p text:style-name="P21">aliquet in, viverra ut, </text:p>
                    </text:list-item>
                    <text:list-item>
                      <text:p text:style-name="P21">aliquam sollicitudin, turpis. </text:p>
                    </text:list-item>
                    <text:list-item>
                      <text:p text:style-name="P21">Donec auctor condimentum leo. </text:p>
                    </text:list-item>
                  </text:list>
                </text:list-item>
              </text:list>
            </text:list-item>
          </text:list>
        </text:list-item>
      </text:list>
      <text:list text:style-name="li5b">
        <text:list-item>
          <text:list>
            <text:list-item>
              <text:list>
                <text:list-item>
                  <text:list>
                    <text:list-item>
                      <text:list>
                        <text:list-item>
                          <text:p text:style-name="P48">list level 5</text:p>
                        </text:list-item>
                        <text:list-item>
                          <text:p text:style-name="P22">Fusce ipsum nunc, </text:p>
                        </text:list-item>
                        <text:list-item>
                          <text:p text:style-name="P22">aliquet in, viverra ut, </text:p>
                        </text:list-item>
                        <text:list-item>
                          <text:p text:style-name="P22">aliquam sollicitudin, turpis. </text:p>
                        </text:list-item>
                        <text:list-item>
                          <text:p text:style-name="P22">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Numbers lists</text:p>
      <text:list text:style-name="li1n">
        <text:list-item>
          <text:p text:style-name="P23">Numbered list level 1</text:p>
        </text:list-item>
        <text:list-item>
          <text:p text:style-name="P23">Fusce ipsum nunc, </text:p>
        </text:list-item>
        <text:list-item>
          <text:p text:style-name="P23">aliquet in, viverra ut, </text:p>
        </text:list-item>
        <text:list-item>
          <text:p text:style-name="P23">aliquam sollicitudin, turpis. </text:p>
        </text:list-item>
        <text:list-item>
          <text:p text:style-name="P23">Donec auctor condimentum leo. </text:p>
        </text:list-item>
      </text:list>
      <text:list text:style-name="li2n">
        <text:list-item>
          <text:list>
            <text:list-item>
              <text:p text:style-name="P49">Numbered list level 2</text:p>
            </text:list-item>
            <text:list-item>
              <text:p text:style-name="P24">Fusce ipsum nunc, </text:p>
            </text:list-item>
            <text:list-item>
              <text:p text:style-name="P24">aliquet in, viverra ut, </text:p>
            </text:list-item>
            <text:list-item>
              <text:p text:style-name="P24">aliquam sollicitudin, turpis. </text:p>
            </text:list-item>
            <text:list-item>
              <text:p text:style-name="P24">Donec auctor condimentum leo. </text:p>
            </text:list-item>
          </text:list>
        </text:list-item>
      </text:list>
      <text:list text:style-name="li3n">
        <text:list-item>
          <text:list>
            <text:list-item>
              <text:list>
                <text:list-item>
                  <text:p text:style-name="P50">Numbered list level 3</text:p>
                </text:list-item>
                <text:list-item>
                  <text:p text:style-name="P25">Fusce ipsum nunc, </text:p>
                </text:list-item>
                <text:list-item>
                  <text:p text:style-name="P25">aliquet in, viverra ut, </text:p>
                </text:list-item>
                <text:list-item>
                  <text:p text:style-name="P25">aliquam sollicitudin, turpis. </text:p>
                </text:list-item>
                <text:list-item>
                  <text:p text:style-name="P25">Donec auctor condimentum leo. </text:p>
                </text:list-item>
              </text:list>
            </text:list-item>
          </text:list>
        </text:list-item>
      </text:list>
      <text:list text:style-name="li4n">
        <text:list-item>
          <text:list>
            <text:list-item>
              <text:list>
                <text:list-item>
                  <text:list>
                    <text:list-item>
                      <text:p text:style-name="P51">Numbered list level 4</text:p>
                    </text:list-item>
                    <text:list-item>
                      <text:p text:style-name="P26">Fusce ipsum nunc, </text:p>
                    </text:list-item>
                    <text:list-item>
                      <text:p text:style-name="P26">aliquet in, viverra ut, </text:p>
                    </text:list-item>
                    <text:list-item>
                      <text:p text:style-name="P26">aliquam sollicitudin, turpis. </text:p>
                    </text:list-item>
                    <text:list-item>
                      <text:p text:style-name="P26">Donec auctor condimentum leo. </text:p>
                    </text:list-item>
                  </text:list>
                </text:list-item>
              </text:list>
            </text:list-item>
          </text:list>
        </text:list-item>
      </text:list>
      <text:list text:style-name="li5n">
        <text:list-item>
          <text:list>
            <text:list-item>
              <text:list>
                <text:list-item>
                  <text:list>
                    <text:list-item>
                      <text:list>
                        <text:list-item>
                          <text:p text:style-name="P52">Numbered list level 5</text:p>
                        </text:list-item>
                        <text:list-item>
                          <text:p text:style-name="P27">Fusce ipsum nunc, </text:p>
                        </text:list-item>
                        <text:list-item>
                          <text:p text:style-name="P27">aliquet in, viverra ut, </text:p>
                        </text:list-item>
                        <text:list-item>
                          <text:p text:style-name="P27">aliquam sollicitudin, turpis. </text:p>
                        </text:list-item>
                        <text:list-item>
                          <text:p text:style-name="P27">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Lowercase alpha lists</text:p>
      <text:list text:style-name="li1a">
        <text:list-item>
          <text:p text:style-name="P28">list level 1</text:p>
        </text:list-item>
        <text:list-item>
          <text:p text:style-name="P28">Fusce ipsum nunc, </text:p>
        </text:list-item>
        <text:list-item>
          <text:p text:style-name="P28">aliquet in, viverra ut, </text:p>
        </text:list-item>
        <text:list-item>
          <text:p text:style-name="P28">aliquam sollicitudin, turpis. </text:p>
        </text:list-item>
        <text:list-item>
          <text:p text:style-name="P28">Donec auctor condimentum leo. </text:p>
        </text:list-item>
      </text:list>
      <text:list text:style-name="li2a">
        <text:list-item>
          <text:list>
            <text:list-item>
              <text:p text:style-name="P53">level 2</text:p>
            </text:list-item>
            <text:list-item>
              <text:p text:style-name="P29">Fusce ipsum nunc, </text:p>
            </text:list-item>
            <text:list-item>
              <text:p text:style-name="P29">aliquet in, viverra ut, </text:p>
            </text:list-item>
            <text:list-item>
              <text:p text:style-name="P29">aliquam sollicitudin, turpis. </text:p>
            </text:list-item>
            <text:list-item>
              <text:p text:style-name="P29">Donec auctor condimentum leo. </text:p>
            </text:list-item>
          </text:list>
        </text:list-item>
      </text:list>
      <text:list text:style-name="li3a">
        <text:list-item>
          <text:list>
            <text:list-item>
              <text:list>
                <text:list-item>
                  <text:p text:style-name="P54">list level 3</text:p>
                </text:list-item>
                <text:list-item>
                  <text:p text:style-name="P30">Fusce ipsum nunc, </text:p>
                </text:list-item>
                <text:list-item>
                  <text:p text:style-name="P30">aliquet in, viverra ut, </text:p>
                </text:list-item>
                <text:list-item>
                  <text:p text:style-name="P30">aliquam sollicitudin, turpis. </text:p>
                </text:list-item>
                <text:list-item>
                  <text:p text:style-name="P30">Donec auctor condimentum leo. </text:p>
                </text:list-item>
              </text:list>
            </text:list-item>
          </text:list>
        </text:list-item>
      </text:list>
      <text:list text:style-name="li4a">
        <text:list-item>
          <text:list>
            <text:list-item>
              <text:list>
                <text:list-item>
                  <text:list>
                    <text:list-item>
                      <text:p text:style-name="P55">list level 4</text:p>
                    </text:list-item>
                    <text:list-item>
                      <text:p text:style-name="P31">Fusce ipsum nunc, </text:p>
                    </text:list-item>
                    <text:list-item>
                      <text:p text:style-name="P31">aliquet in, viverra ut, </text:p>
                    </text:list-item>
                    <text:list-item>
                      <text:p text:style-name="P31">aliquam sollicitudin, turpis. </text:p>
                    </text:list-item>
                    <text:list-item>
                      <text:p text:style-name="P31">Donec auctor condimentum leo. </text:p>
                    </text:list-item>
                  </text:list>
                </text:list-item>
              </text:list>
            </text:list-item>
          </text:list>
        </text:list-item>
      </text:list>
      <text:list text:style-name="li5a">
        <text:list-item>
          <text:list>
            <text:list-item>
              <text:list>
                <text:list-item>
                  <text:list>
                    <text:list-item>
                      <text:list>
                        <text:list-item>
                          <text:p text:style-name="li5a">list level 5</text:p>
                        </text:list-item>
                        <text:list-item>
                          <text:p text:style-name="li5a">Fusce ipsum nunc, </text:p>
                        </text:list-item>
                        <text:list-item>
                          <text:p text:style-name="li5a">aliquet in, viverra ut, </text:p>
                        </text:list-item>
                        <text:list-item>
                          <text:p text:style-name="li5a">aliquam sollicitudin, turpis. </text:p>
                        </text:list-item>
                        <text:list-item>
                          <text:p text:style-name="li5a">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Uppercase alpha lists</text:p>
      <text:list text:style-name="li1A">
        <text:list-item>
          <text:p text:style-name="P32">list level 1</text:p>
        </text:list-item>
        <text:list-item>
          <text:p text:style-name="P32">Fusce ipsum nunc, </text:p>
        </text:list-item>
        <text:list-item>
          <text:p text:style-name="P32">aliquet in, viverra ut, </text:p>
        </text:list-item>
        <text:list-item>
          <text:p text:style-name="P32">aliquam sollicitudin, turpis. </text:p>
        </text:list-item>
        <text:list-item>
          <text:p text:style-name="P32">Donec auctor condimentum leo. </text:p>
        </text:list-item>
      </text:list>
      <text:list text:style-name="li2A">
        <text:list-item>
          <text:list>
            <text:list-item>
              <text:p text:style-name="P56">level 2</text:p>
            </text:list-item>
            <text:list-item>
              <text:p text:style-name="P33">Fusce ipsum nunc, </text:p>
            </text:list-item>
            <text:list-item>
              <text:p text:style-name="P33">aliquet in, viverra ut, </text:p>
            </text:list-item>
            <text:list-item>
              <text:p text:style-name="P33">aliquam sollicitudin, turpis. </text:p>
            </text:list-item>
            <text:list-item>
              <text:p text:style-name="P33">Donec auctor condimentum leo. </text:p>
            </text:list-item>
          </text:list>
        </text:list-item>
      </text:list>
      <text:list text:style-name="li3A">
        <text:list-item>
          <text:list>
            <text:list-item>
              <text:list>
                <text:list-item>
                  <text:p text:style-name="P57">list level 3</text:p>
                </text:list-item>
                <text:list-item>
                  <text:p text:style-name="P34">Fusce ipsum nunc, </text:p>
                </text:list-item>
                <text:list-item>
                  <text:p text:style-name="P34">aliquet in, viverra ut, </text:p>
                </text:list-item>
                <text:list-item>
                  <text:p text:style-name="P34">aliquam sollicitudin, turpis. </text:p>
                </text:list-item>
                <text:list-item>
                  <text:p text:style-name="P34">Donec auctor condimentum leo. </text:p>
                </text:list-item>
              </text:list>
            </text:list-item>
          </text:list>
        </text:list-item>
      </text:list>
      <text:list text:style-name="li4A">
        <text:list-item>
          <text:list>
            <text:list-item>
              <text:list>
                <text:list-item>
                  <text:list>
                    <text:list-item>
                      <text:p text:style-name="P58">list level 4</text:p>
                    </text:list-item>
                    <text:list-item>
                      <text:p text:style-name="P35">Fusce ipsum nunc, </text:p>
                    </text:list-item>
                    <text:list-item>
                      <text:p text:style-name="P35">aliquet in, viverra ut, </text:p>
                    </text:list-item>
                    <text:list-item>
                      <text:p text:style-name="P35">aliquam sollicitudin, turpis. </text:p>
                    </text:list-item>
                    <text:list-item>
                      <text:p text:style-name="P35">Donec auctor condimentum leo. </text:p>
                    </text:list-item>
                  </text:list>
                </text:list-item>
              </text:list>
            </text:list-item>
          </text:list>
        </text:list-item>
      </text:list>
      <text:list text:style-name="li5A">
        <text:list-item>
          <text:list>
            <text:list-item>
              <text:list>
                <text:list-item>
                  <text:list>
                    <text:list-item>
                      <text:list>
                        <text:list-item>
                          <text:p text:style-name="P59">list level 5</text:p>
                        </text:list-item>
                        <text:list-item>
                          <text:p text:style-name="P36">Fusce ipsum nunc, </text:p>
                        </text:list-item>
                        <text:list-item>
                          <text:p text:style-name="P36">aliquet in, viverra ut, </text:p>
                        </text:list-item>
                        <text:list-item>
                          <text:p text:style-name="P36">aliquam sollicitudin, turpis. </text:p>
                        </text:list-item>
                        <text:list-item>
                          <text:p text:style-name="P36">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Lowercase roman lists</text:p>
      <text:list text:style-name="li1i">
        <text:list-item>
          <text:p text:style-name="P37">list level 1</text:p>
        </text:list-item>
        <text:list-item>
          <text:p text:style-name="P37">Fusce ipsum nunc, </text:p>
        </text:list-item>
        <text:list-item>
          <text:p text:style-name="P37">aliquet in, viverra ut, </text:p>
        </text:list-item>
        <text:list-item>
          <text:p text:style-name="P37">aliquam sollicitudin, turpis. </text:p>
        </text:list-item>
        <text:list-item>
          <text:p text:style-name="P37">Donec auctor condimentum leo. </text:p>
        </text:list-item>
      </text:list>
      <text:list text:style-name="li2i">
        <text:list-item>
          <text:list>
            <text:list-item>
              <text:p text:style-name="P60">level 2</text:p>
            </text:list-item>
            <text:list-item>
              <text:p text:style-name="P38">Fusce ipsum nunc, </text:p>
            </text:list-item>
            <text:list-item>
              <text:p text:style-name="P38">aliquet in, viverra ut, </text:p>
            </text:list-item>
            <text:list-item>
              <text:p text:style-name="P38">aliquam sollicitudin, turpis. </text:p>
            </text:list-item>
            <text:list-item>
              <text:p text:style-name="P38">Donec auctor condimentum leo. </text:p>
            </text:list-item>
          </text:list>
        </text:list-item>
      </text:list>
      <text:list text:style-name="li3i">
        <text:list-item>
          <text:list>
            <text:list-item>
              <text:list>
                <text:list-item>
                  <text:p text:style-name="P61">list level 3</text:p>
                </text:list-item>
                <text:list-item>
                  <text:p text:style-name="P39">Fusce ipsum nunc, </text:p>
                </text:list-item>
                <text:list-item>
                  <text:p text:style-name="P39">aliquet in, viverra ut, </text:p>
                </text:list-item>
                <text:list-item>
                  <text:p text:style-name="P39">aliquam sollicitudin, turpis. </text:p>
                </text:list-item>
                <text:list-item>
                  <text:p text:style-name="P39">Donec auctor condimentum leo. </text:p>
                </text:list-item>
              </text:list>
            </text:list-item>
          </text:list>
        </text:list-item>
      </text:list>
      <text:list text:style-name="li4i">
        <text:list-item>
          <text:list>
            <text:list-item>
              <text:list>
                <text:list-item>
                  <text:list>
                    <text:list-item>
                      <text:p text:style-name="P62">list level 4</text:p>
                    </text:list-item>
                    <text:list-item>
                      <text:p text:style-name="P40">Fusce ipsum nunc, </text:p>
                    </text:list-item>
                    <text:list-item>
                      <text:p text:style-name="P40">aliquet in, viverra ut, </text:p>
                    </text:list-item>
                    <text:list-item>
                      <text:p text:style-name="P40">aliquam sollicitudin, turpis. </text:p>
                    </text:list-item>
                    <text:list-item>
                      <text:p text:style-name="P40">Donec auctor condimentum leo. </text:p>
                    </text:list-item>
                  </text:list>
                </text:list-item>
              </text:list>
            </text:list-item>
          </text:list>
        </text:list-item>
      </text:list>
      <text:list text:style-name="li5i">
        <text:list-item>
          <text:list>
            <text:list-item>
              <text:list>
                <text:list-item>
                  <text:list>
                    <text:list-item>
                      <text:list>
                        <text:list-item>
                          <text:p text:style-name="li5i">list level 5</text:p>
                        </text:list-item>
                        <text:list-item>
                          <text:p text:style-name="li5i">Fusce ipsum nunc, </text:p>
                        </text:list-item>
                        <text:list-item>
                          <text:p text:style-name="li5i">aliquet in, viverra ut, </text:p>
                        </text:list-item>
                        <text:list-item>
                          <text:p text:style-name="li5i">aliquam sollicitudin, turpis. </text:p>
                        </text:list-item>
                        <text:list-item>
                          <text:p text:style-name="li5i">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10">Uppercase roman lists</text:p>
      <text:list text:style-name="li1I">
        <text:list-item>
          <text:p text:style-name="P41">list level 1</text:p>
        </text:list-item>
        <text:list-item>
          <text:p text:style-name="P41">Fusce ipsum nunc, </text:p>
        </text:list-item>
        <text:list-item>
          <text:p text:style-name="P41">aliquet in, viverra ut, </text:p>
        </text:list-item>
        <text:list-item>
          <text:p text:style-name="P41">aliquam sollicitudin, turpis. </text:p>
        </text:list-item>
        <text:list-item>
          <text:p text:style-name="P41">Donec auctor condimentum leo. </text:p>
        </text:list-item>
      </text:list>
      <text:list text:style-name="li2I">
        <text:list-item>
          <text:list>
            <text:list-item>
              <text:p text:style-name="P63">level 2</text:p>
            </text:list-item>
            <text:list-item>
              <text:p text:style-name="P42">Fusce ipsum nunc, </text:p>
            </text:list-item>
            <text:list-item>
              <text:p text:style-name="P42">aliquet in, viverra ut, </text:p>
            </text:list-item>
            <text:list-item>
              <text:p text:style-name="P42">aliquam sollicitudin, turpis. </text:p>
            </text:list-item>
            <text:list-item>
              <text:p text:style-name="P42">Donec auctor condimentum leo. </text:p>
            </text:list-item>
          </text:list>
        </text:list-item>
      </text:list>
      <text:list text:style-name="li3I">
        <text:list-item>
          <text:list>
            <text:list-item>
              <text:list>
                <text:list-item>
                  <text:p text:style-name="P64">list level 3</text:p>
                </text:list-item>
                <text:list-item>
                  <text:p text:style-name="P43">Fusce ipsum nunc, </text:p>
                </text:list-item>
                <text:list-item>
                  <text:p text:style-name="P43">aliquet in, viverra ut, </text:p>
                </text:list-item>
                <text:list-item>
                  <text:p text:style-name="P43">aliquam sollicitudin, turpis. </text:p>
                </text:list-item>
                <text:list-item>
                  <text:p text:style-name="P43">Donec auctor condimentum leo. </text:p>
                </text:list-item>
              </text:list>
            </text:list-item>
          </text:list>
        </text:list-item>
      </text:list>
      <text:list text:style-name="li4I">
        <text:list-item>
          <text:list>
            <text:list-item>
              <text:list>
                <text:list-item>
                  <text:list>
                    <text:list-item>
                      <text:p text:style-name="P65">list level 4</text:p>
                    </text:list-item>
                    <text:list-item>
                      <text:p text:style-name="P44">Fusce ipsum nunc, </text:p>
                    </text:list-item>
                    <text:list-item>
                      <text:p text:style-name="P44">aliquet in, viverra ut, </text:p>
                    </text:list-item>
                    <text:list-item>
                      <text:p text:style-name="P44">aliquam sollicitudin, turpis. </text:p>
                    </text:list-item>
                    <text:list-item>
                      <text:p text:style-name="P44">Donec auctor condimentum leo. </text:p>
                    </text:list-item>
                  </text:list>
                </text:list-item>
              </text:list>
            </text:list-item>
          </text:list>
        </text:list-item>
      </text:list>
      <text:list text:style-name="li5I">
        <text:list-item>
          <text:list>
            <text:list-item>
              <text:list>
                <text:list-item>
                  <text:list>
                    <text:list-item>
                      <text:list>
                        <text:list-item>
                          <text:p text:style-name="P66">list level 5</text:p>
                        </text:list-item>
                        <text:list-item>
                          <text:p text:style-name="P45">Fusce ipsum nunc, </text:p>
                        </text:list-item>
                        <text:list-item>
                          <text:p text:style-name="P45">aliquet in, viverra ut, </text:p>
                        </text:list-item>
                        <text:list-item>
                          <text:p text:style-name="P45">aliquam sollicitudin, turpis. </text:p>
                        </text:list-item>
                        <text:list-item>
                          <text:p text:style-name="P45">Donec auctor condimentum leo. </text:p>
                        </text:list-item>
                      </text:list>
                    </text:list-item>
                  </text:list>
                </text:list-item>
              </text:list>
            </text:list-item>
          </text:list>
        </text:list-item>
      </text:list>
      <text:p text:style-name="P4">Nullam congue aliquam nisi. In hac habitasse platea dictumst. Praesent pellentesque congue mi. Cum sociis natoque penatibus et magnis dis parturient montes, nascetur ridiculus mus. Aliquam semper pede ut lectus. Etiam aliquam. </text:p>
      <text:p text:style-name="P4"/>
      <text:p text:style-name="P10">Definition terms</text:p>
      <text:p text:style-name="dt1">Level 1 Definition term Suspendisse aliquet metus</text:p>
      <text:p text:style-name="dd1">Definition - eu tortor ultrices vestibulum. Integer elit lectus, dignissim sed, egestas ac, tincidunt quis, risus. Etiam quis dui a turpis imperdiet semper. Morbi velit arcu, convallis aliquet, rutrum eu, ultrices id, libero. Nam egestas risus nec velit. </text:p>
      <text:p text:style-name="dt2">Level 2 Definition term Suspendisse aliquet metus</text:p>
      <text:p text:style-name="dd2">Definition - eu tortor ultrices vestibulum. Integer elit lectus, dignissim sed, egestas ac, tincidunt quis, risus. Etiam quis dui a turpis imperdiet semper. Morbi velit arcu, convallis aliquet, rutrum eu, ultrices id, libero. Nam egestas risus nec velit. </text:p>
      <text:p text:style-name="dt3">Level 3 Definition term Suspendisse aliquet metus</text:p>
      <text:p text:style-name="dd3">Definition - eu tortor ultrices vestibulum. Integer elit lectus, dignissim sed, egestas ac, tincidunt quis, risus. Etiam quis dui a turpis imperdiet semper. Morbi velit arcu, convallis aliquet, rutrum eu, ultrices id, libero. Nam egestas risus nec velit. </text:p>
      <text:p text:style-name="dt4">Level 4 Definition term Suspendisse aliquet metus</text:p>
      <text:p text:style-name="dd4">Definition - eu tortor ultrices vestibulum. Integer elit lectus, dignissim sed, egestas ac, tincidunt quis, risus. Etiam quis dui a turpis imperdiet semper. Morbi velit arcu, convallis aliquet, rutrum eu, ultrices id, libero. Nam egestas risus nec velit. </text:p>
      <text:p text:style-name="dt5">Level 5 Definition term Suspendisse aliquet metus</text:p>
      <text:p text:style-name="dd5">Definition - eu tortor ultrices vestibulum. Integer elit lectus, dignissim sed, egestas ac, tincidunt quis, risus. Etiam quis dui a turpis imperdiet semper. Morbi velit arcu, convallis aliquet, rutrum eu, ultrices id, libero. Nam egestas risus nec velit. </text:p>
      <text:p text:style-name="dd1"/>
      <text:p text:style-name="P4"/>
      <text:p text:style-name="P7">Tables</text:p>
      <table:table table:name="Table48" table:style-name="Table48">
        <table:table-column table:style-name="Table48.A"/>
        <table:table-column table:style-name="Table48.B" table:number-columns-repeated="2"/>
        <table:table-column table:style-name="Table48.D"/>
        <table:table-row table:style-name="Table48.1">
          <table:table-cell table:style-name="Table48.A1" office:value-type="string">
            <text:p text:style-name="P6">eu tortor ultrices vestibulum</text:p>
          </table:table-cell>
          <table:table-cell table:style-name="Table48.A1" office:value-type="string">
            <text:p text:style-name="P6">eu tortor ultrices vestibulum</text:p>
          </table:table-cell>
          <table:table-cell table:style-name="Table48.A1" office:value-type="string">
            <text:p text:style-name="P6">eu tortor ultrices vestibulum</text:p>
          </table:table-cell>
          <table:table-cell table:style-name="Table48.D1" office:value-type="string">
            <text:p text:style-name="P6">eu tortor ultrices vestibulum</text:p>
          </table:table-cell>
        </table:table-row>
        <table:table-row table:style-name="Table48.1">
          <table:table-cell table:style-name="Table48.A2" office:value-type="string">
            <text:p text:style-name="P6">eu tortor ultrices vestibulum</text:p>
          </table:table-cell>
          <table:table-cell table:style-name="Table48.A2" office:value-type="string">
            <text:p text:style-name="P6">eu tortor ultrices vestibulum</text:p>
          </table:table-cell>
          <table:table-cell table:style-name="Table48.A2" office:value-type="string">
            <text:p text:style-name="P6">eu tortor ultrices vestibulum</text:p>
          </table:table-cell>
          <table:table-cell table:style-name="Table48.D2" office:value-type="string">
            <text:p text:style-name="P6">eu tortor ultrices vestibulum</text:p>
          </table:table-cell>
        </table:table-row>
        <table:table-row table:style-name="Table48.3">
          <table:table-cell table:style-name="Table48.A2" office:value-type="string">
            <text:p text:style-name="P5"/>
          </table:table-cell>
          <table:table-cell table:style-name="Table48.A2" office:value-type="string">
            <text:p text:style-name="P5"/>
          </table:table-cell>
          <table:table-cell table:style-name="Table48.A2" office:value-type="string">
            <text:p text:style-name="P5"/>
          </table:table-cell>
          <table:table-cell table:style-name="Table48.D2" office:value-type="string">
            <text:p text:style-name="P5"/>
          </table:table-cell>
        </table:table-row>
        <table:table-row table:style-name="Table48.3">
          <table:table-cell table:style-name="Table48.A2" office:value-type="string">
            <text:p text:style-name="P6">eu tortor ultrices vestibulum</text:p>
          </table:table-cell>
          <table:table-cell table:style-name="Table48.A2" office:value-type="string">
            <text:p text:style-name="P6">eu tortor ultrices vestibulum</text:p>
          </table:table-cell>
          <table:table-cell table:style-name="Table48.A2" office:value-type="string">
            <text:p text:style-name="P6">eu tortor ultrices vestibulum</text:p>
          </table:table-cell>
          <table:table-cell table:style-name="Table48.D2" office:value-type="string">
            <text:p text:style-name="P6">eu tortor ultrices vestibulum</text:p>
          </table:table-cell>
        </table:table-row>
      </table:table>
      <text:p text:style-name="p">Suspendisse aliquet metus eu tortor ultrices vestibulum. Integer elit lectus, dignissim sed, egestas ac, tincidunt quis, risus. Etiam quis dui a turpis imperdiet semper. Morbi velit arcu, convallis aliquet, rutrum eu, ultrices id, libero. </text:p>
      <table:table table:name="Table49" table:style-name="Table49">
        <table:table-column table:style-name="Table49.A"/>
        <table:table-column table:style-name="Table49.B"/>
        <table:table-row table:style-name="Table49.1">
          <table:table-cell table:style-name="Table49.A1" office:value-type="string">
            <text:p text:style-name="P5">Mauris sed purus quis elit pharetra tristique. Quisque augue quam, molestie vel, malesuada semper, luctus quis, quam. Proin risus. Pellentesque habitant morbi tristique senectus et netus et malesuada fames</text:p>
          </table:table-cell>
          <table:table-cell table:style-name="Table49.B1" office:value-type="string">
            <text:p text:style-name="P6">Shaded Background</text:p>
          </table:table-cell>
        </table:table-row>
      </table:table>
      <text:p text:style-name="Standard"/>
      <text:p text:style-name="p">Nam egestas risus nec velit. Nunc venenatis ante ac justo ultricies vestibulum. Donec condimentum pulvinar erat. Proin vel tellus. Quisque ultricies scelerisque quam. Suspendisse mattis neque vitae tellus. </text:p>
      <text:p text:style-name="h2">Colspan</text:p>
      <table:table table:name="Table50" table:style-name="Table50">
        <table:table-column table:style-name="Table50.A"/>
        <table:table-column table:style-name="Table50.B" table:number-columns-repeated="2"/>
        <table:table-column table:style-name="Table50.D"/>
        <table:table-row table:style-name="Table50.1">
          <table:table-cell table:style-name="Table50.A1" office:value-type="string">
            <text:p text:style-name="P6">eu tortor ultrices vestibulum</text:p>
          </table:table-cell>
          <table:table-cell table:style-name="Table50.A1" office:value-type="string">
            <text:p text:style-name="P6">eu tortor ultrices vestibulum</text:p>
          </table:table-cell>
          <table:table-cell table:style-name="Table50.A1" office:value-type="string">
            <text:p text:style-name="P6">eu tortor ultrices vestibulum</text:p>
          </table:table-cell>
          <table:table-cell table:style-name="Table50.D1" office:value-type="string">
            <text:p text:style-name="P6">eu tortor ultrices vestibulum</text:p>
          </table:table-cell>
        </table:table-row>
        <table:table-row table:style-name="Table50.1">
          <table:table-cell table:style-name="Table50.A2" table:number-columns-spanned="2" office:value-type="string">
            <text:p text:style-name="P6">eu tortor ultrices vestibulum</text:p>
            <text:p text:style-name="p">eu tortor ultrices vestibulum</text:p>
            <text:p text:style-name="p">Colspan here</text:p>
          </table:table-cell>
          <table:covered-table-cell/>
          <table:table-cell table:style-name="Table50.A2" office:value-type="string">
            <text:p text:style-name="P6">eu tortor ultrices vestibulum</text:p>
          </table:table-cell>
          <table:table-cell table:style-name="Table50.D2" office:value-type="string">
            <text:p text:style-name="P6">eu tortor ultrices vestibulum</text:p>
          </table:table-cell>
        </table:table-row>
        <table:table-row table:style-name="Table50.3">
          <table:table-cell table:style-name="Table50.A2" office:value-type="string">
            <text:p text:style-name="P5"/>
          </table:table-cell>
          <table:table-cell table:style-name="Table50.A2" office:value-type="string">
            <text:p text:style-name="P5"/>
          </table:table-cell>
          <table:table-cell table:style-name="Table50.A2" office:value-type="string">
            <text:p text:style-name="P5"/>
          </table:table-cell>
          <table:table-cell table:style-name="Table50.D2" office:value-type="string">
            <text:p text:style-name="P5"/>
          </table:table-cell>
        </table:table-row>
        <table:table-row table:style-name="Table50.3">
          <table:table-cell table:style-name="Table50.A2" office:value-type="string">
            <text:p text:style-name="P6">eu tortor ultrices vestibulum</text:p>
          </table:table-cell>
          <table:table-cell table:style-name="Table50.A2" office:value-type="string">
            <text:p text:style-name="P6">eu tortor ultrices vestibulum</text:p>
          </table:table-cell>
          <table:table-cell table:style-name="Table50.A2" office:value-type="string">
            <text:p text:style-name="P6">eu tortor ultrices vestibulum</text:p>
          </table:table-cell>
          <table:table-cell table:style-name="Table50.D2" office:value-type="string">
            <text:p text:style-name="P6">eu tortor ultrices vestibulum</text:p>
          </table:table-cell>
        </table:table-row>
      </table:table>
      <text:p text:style-name="p">Nam egestas risus nec velit. Nunc venenatis ante ac justo ultricies vestibulum. Donec condimentum pulvinar erat. Proin vel tellus. Quisque ultricies scelerisque quam. Suspendisse mattis neque vitae tellus. In arcu.</text:p>
      <text:p text:style-name="P7">Blockquotes </text:p>
      <text:p text:style-name="P71">Bockquote Level 1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2">Source - Pellentesque velit lacus, consectetuer id, </text:p>
      <text:list text:style-name="li1b">
        <text:list-item text:start-value="1">
          <text:p text:style-name="li1b">level 1</text:p>
        </text:list-item>
      </text:list>
      <text:p text:style-name="P67">Bockquote Level 2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3">Source - Pellentesque velit lacus, consectetuer id, </text:p>
      <text:list text:style-name="li2b">
        <text:list-item text:start-value="1">
          <text:p text:style-name="li2b">level 2</text:p>
        </text:list-item>
      </text:list>
      <text:p text:style-name="P68">Bockquote Level 3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4">Source - Pellentesque velit lacus, consectetuer id, </text:p>
      <text:list text:style-name="li3b">
        <text:list-item text:start-value="1">
          <text:p text:style-name="li3b">Level 3</text:p>
        </text:list-item>
      </text:list>
      <text:p text:style-name="bq4">Bockquote Level 4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5">Source - Pellentesque velit lacus, consectetuer id, </text:p>
      <text:list text:style-name="li4b">
        <text:list-item text:start-value="1">
          <text:p text:style-name="li4b">level 4</text:p>
        </text:list-item>
      </text:list>
      <text:p text:style-name="P69">Bockquote Level 5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6">Source - Pellentesque velit lacus, consectetuer id, </text:p>
      <text:list text:style-name="li5b">
        <text:list-item text:start-value="1">
          <text:p text:style-name="li5b">level 5</text:p>
        </text:list-item>
      </text:list>
      <text:p text:style-name="p">Suspendisse aliquet metus eu tortor ultrices vestibulum. Integer elit lectus, dignissim sed, egestas ac, tincidunt quis, risus. Etiam quis dui a turpis imperdiet semper. Morbi velit arcu, convallis aliquet, rutrum eu, ultrices id, libero. </text:p>
      <text:p text:style-name="P7">Pre-formatted</text:p>
      <text:p text:style-name="p">level 1</text:p>
      <text:p text:style-name="P79">Preformatted 1 imperdiet et, sapien ac elit imperdiet egestas </text:p>
      <text:list text:style-name="li1b">
        <text:list-item text:start-value="1">
          <text:p text:style-name="li1b">level 2</text:p>
        </text:list-item>
      </text:list>
      <text:p text:style-name="pre2">Preformatted 2 imperdiet et, sapien ac elit imperdiet egestas </text:p>
      <text:list text:style-name="li2b">
        <text:list-item text:start-value="1">
          <text:p text:style-name="li2b">level 3</text:p>
        </text:list-item>
      </text:list>
      <text:p text:style-name="P77">Preformatted 3 imperdiet et, sapien ac elit imperdiet egestas </text:p>
      <text:list text:style-name="li3b">
        <text:list-item text:start-value="1">
          <text:p text:style-name="li3b">level 4</text:p>
        </text:list-item>
      </text:list>
      <text:p text:style-name="P78">Preformatted 4 imperdiet et, sapien ac elit imperdiet egestas </text:p>
      <text:list text:style-name="li4b">
        <text:list-item text:start-value="1">
          <text:p text:style-name="li4b">level 5</text:p>
        </text:list-item>
      </text:list>
      <text:p text:style-name="P70">Preformatted 5 imperdiet et, sapien ac elit imperdiet egestas </text:p>
      <text:p text:style-name="p">Nam egestas risus nec velit. Nunc venenatis ante ac justo ultricies vestibulum. Donec condimentum pulvinar erat. Proin vel tellus. Quisque ultricies scelerisque quam. Suspendisse mattis neque vitae tellus. In arcu.</text:p>
      <text:p text:style-name="h1">Inline styles</text:p>
      <text:p text:style-name="p"><text:span text:style-name="i-b">Donec ullamcorper pede et nisl – bold . </text:span></text:p>
      <text:p text:style-name="p"><text:span text:style-name="i-i">Mauris quis lacus sit amet magna nonummy eleifend. - Italic</text:span></text:p>
      <text:p text:style-name="p"><text:span text:style-name="i-code">In vehicula <text:s text:c="3"/>enim id mauris. Donec magna odio, - code</text:span></text:p>
      <text:p text:style-name="p"><text:span text:style-name="i-sup">Super Script <text:s/></text:span>Nam egestas risus nec velit. Nunc venenatis ante ac justo ultricies vestibulum. Donec condimentum pulvinar erat.</text:p>
      <text:p text:style-name="p"><text:span text:style-name="i-sub">Sub Script <text:s/></text:span>Nam egestas risus nec velit. Nunc venenatis ante ac justo ultricies vestibulum. Donec condimentum pulvinar erat<text:span text:style-name="i-sub">.</text:span></text:p>
      <text:p text:style-name="p"><text:span text:style-name="i-sub"/></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li1b">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H2" style:family="paragraph" style:parent-style-name="Standard" style:next-style-name="B1">
      <style:paragraph-properties fo:margin-top="0.212cm" fo:margin-bottom="0.212cm" fo:hyphenation-ladder-count="no-limit">
        <style:tab-stops>
          <style:tab-stop style:position="1cm"/>
          <style:tab-stop style:position="2cm"/>
          <style:tab-stop style:position="3cm"/>
          <style:tab-stop style:position="4.001cm"/>
          <style:tab-stop style:position="5.001cm"/>
        </style:tab-stops>
      </style:paragraph-properties>
      <style:text-properties fo:color="#000000" style:font-name="Arial" fo:font-size="14pt" fo:letter-spacing="0.004cm" fo:language="en" fo:country="AU" fo:font-weight="bold" style:font-size-asian="14pt" style:font-weight-asian="bold" fo:hyphenate="false" fo:hyphenation-remain-char-count="2" fo:hyphenation-push-char-count="2"/>
    </style:style>
    <style:style style:name="B1" style:family="paragraph" style:parent-style-name="Standard">
      <style:paragraph-properties fo:margin-top="0.212cm" fo:margin-bottom="0cm" fo:hyphenation-ladder-count="no-limit"/>
      <style:text-properties fo:color="#000000" fo:font-size="12pt" fo:language="en" fo:country="AU" style:font-size-asian="12pt" fo:hyphenate="false" fo:hyphenation-remain-char-count="2" fo:hyphenation-push-char-count="2"/>
    </style:style>
    <style:style style:name="p-indent" style:family="paragraph" style:parent-style-name="p">
      <style:paragraph-properties fo:margin-left="0.6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li0b">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quare-mode="fals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ample styles</text:title></text:p>
            </table:table-cell>
            <table:table-cell table:style-name="BodyFooter.A1" office:value-type="string">
              <text:p text:style-name="P1"><text:span text:style-name="i-b"><text:page-number text:select-page="current">1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Sample styles</text:title></text:p>
            </table:table-cell>
            <table:table-cell table:style-name="Table46.A1" office:value-type="string">
              <text:p text:style-name="P1"><text:span text:style-name="i-b"><text:page-number text:select-page="current">1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Sample styles</dc:title>
    <meta:initial-creator>Daniel de Byl</meta:initial-creator>
    <meta:creation-date>2005-12-21T10:23:10</meta:creation-date>
    <dc:date>2008-08-22T10:07:06</dc:date>
    <dc:language>en-US</dc:language>
    <meta:editing-cycles>26</meta:editing-cycles>
    <meta:editing-duration>PT1H47M55S</meta:editing-duration>
    <meta:template xlink:type="simple" xlink:actuate="onRequest" xlink:href="/../dev-content/templates/ice-template.ott" xlink:title="ice-template" meta:date="2005-12-21T14:49:34"/>
    <meta:user-defined meta:name="Info 1"/>
    <meta:user-defined meta:name="Info 2"/>
    <meta:user-defined meta:name="Info 3"/>
    <meta:user-defined meta:name="Info 4"/>
    <meta:document-statistic meta:table-count="51" meta:image-count="0" meta:object-count="0" meta:page-count="11" meta:paragraph-count="334" meta:word-count="2232" meta:character-count="1537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